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/>
    </style:style>
    <style:style style:name="P2" style:family="paragraph" style:parent-style-name="Preformatted_20_Text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style:font-name="Courier new" fo:font-style="italic" style:font-style-asian="italic" style:font-style-complex="italic"/>
    </style:style>
    <style:style style:name="P4" style:family="paragraph" style:parent-style-name="Preformatted_20_Text">
      <style:text-properties style:font-name="Courier new"/>
    </style:style>
    <style:style style:name="P5" style:family="paragraph" style:parent-style-name="Preformatted_20_Text">
      <style:text-properties style:font-name="Courier new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iano 4</text:p>
      <text:p text:style-name="P1"/>
      <text:p text:style-name="P1"/>
      <text:p text:style-name="P1"><text:span text:style-name="T3">Classe :</text:span> <text:span text:style-name="T1">arme de poing</text:span></text:p>
      <text:p text:style-name="P1"/>
      <text:p text:style-name="P1"><text:span text:style-name="T3">Type de munitions :</text:span> <text:span text:style-name="T1">balle</text:span></text:p>
      <text:p text:style-name="P1"><text:span text:style-name="T1"/></text:p>
      <text:p text:style-name="P1"><text:span text:style-name="T4">Calibre :</text:span><text:span text:style-name="T5"> </text:span><text:span text:style-name="T1">12 mm</text:span></text:p>
      <text:p text:style-name="P1"/>
      <text:p text:style-name="P1"><text:span text:style-name="T3">Portée :</text:span> <text:span text:style-name="T1">40,00 mètres</text:span></text:p>
      <text:p text:style-name="P5"/>
      <text:p text:style-name="P1"><text:span text:style-name="T4">Poids :</text:span><text:span text:style-name="T1"> 1,5 kilogrammes</text:span></text:p>
      <text:p text:style-name="P1"/>
      <text:p text:style-name="P1"><text:span text:style-name="T3">Taille de chargeur :</text:span> <text:span text:style-name="T1">9 unités</text:span></text:p>
      <text:p text:style-name="P1"/>
      <text:p text:style-name="P1"><text:span text:style-name="T3">Cadence de tir par seconde :</text:span> <text:span text:style-name="T1"><text:s/>2 tir par seconde</text:span></text:p>
      <text:p text:style-name="P1"/>
      <text:p text:style-name="P1"><text:span text:style-name="T3">Description :</text:span> </text:p>
      <text:p text:style-name="P1"/>
      <text:p text:style-name="P1"><text:tab/><text:span text:style-name="T2">Le Luciano 4 est une arme de poing de l'OPL de calibre 12 mm. Bien que sa cadences soit de 2 tir par seconde, elle n'est valable qu'en cas d'armure assistée équipée, autrement le recul est trop puissant pour tirer aussi rapidement.Les Luciano 4 sont majoritairement choisis comme arme de poing par les agents de terrain pour sa fiabilité et sa résistance.</text:span></text:p>
      <text:p text:style-name="P3"/>
      <text:p text:style-name="P1"><text:span text:style-name="T3">Utilisations :</text:span> </text:p>
      <text:p text:style-name="P1"/>
      <text:p text:style-name="P3"><text:tab/>Cette arme est utilisé face à tous type de mutants de classe 0 à 2. Efficace face au cible classique, les blindés ou renforcés encaisse trop facilement ce genre de tir pour que le Luciano soit utilisé contre e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1-21T16:02:00.03</dc:date>
    <meta:editing-duration>PT9M4S</meta:editing-duration>
    <meta:editing-cycles>22</meta:editing-cycles>
    <meta:generator>OpenOffice/4.1.5$Win32 OpenOffice.org_project/415m1$Build-9789</meta:generator>
    <dc:creator>Thibault Martin-Teyssier</dc:creator>
    <meta:document-statistic meta:table-count="0" meta:image-count="0" meta:object-count="0" meta:page-count="1" meta:paragraph-count="12" meta:word-count="145" meta:character-count="789"/>
  </office:meta>
</office:document-meta>
</file>